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Dash" svg:stroke-width="0.05cm" draw:marker-start-width="0.38cm" draw:marker-end-width="0.38cm" draw:fill="none" draw:textarea-horizontal-align="left" draw:textarea-vertical-align="top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="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ff00" draw:marker-start-width="0.38cm" draw:marker-end="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38cm" draw:marker-end-width="0.38cm" draw:fill="none" draw:fill-color="#ffffff" fo:min-height="1cm"/>
    </style:style>
    <style:style style:name="gr6" style:family="graphic" style:parent-style-name="standard">
      <style:graphic-properties svg:stroke-width="0.05cm" svg:stroke-color="#00ff0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2" draw:layer="layout" svg:width="3.333cm" svg:height="2.333cm" svg:x="18cm" svg:y="4.966cm">
          <text:p text:style-name="P1">Vehicle</text:p>
          <text:p text:style-name="P1">Controller</text:p>
        </draw:rect>
        <draw:rect draw:style-name="gr2" draw:text-style-name="P1" draw:layer="layout" svg:width="29cm" svg:height="11cm" svg:x="2cm" svg:y="3cm">
          <text:p text:style-name="P1">Vehicle</text:p>
        </draw:rect>
        <draw:rect draw:style-name="gr1" draw:text-style-name="P1" draw:id="id1" draw:layer="layout" svg:width="3.333cm" svg:height="2.333cm" svg:x="12.766cm" svg:y="4.966cm">
          <text:p text:style-name="P1">FC System</text:p>
          <text:p text:style-name="P1">Controller</text:p>
        </draw:rect>
        <draw:rect draw:style-name="gr2" draw:text-style-name="P1" draw:layer="layout" svg:width="14.067cm" svg:height="9cm" svg:x="2.933cm" svg:y="4cm">
          <text:p text:style-name="P1">FC System</text:p>
        </draw:rect>
        <draw:rect draw:style-name="gr1" draw:text-style-name="P1" draw:id="id7" draw:layer="layout" svg:width="3.333cm" svg:height="2.333cm" svg:x="18cm" svg:y="8.966cm">
          <text:p text:style-name="P1">Battery</text:p>
        </draw:rect>
        <draw:rect draw:style-name="gr1" draw:text-style-name="P1" draw:id="id8" draw:layer="layout" svg:width="3.333cm" svg:height="2.333cm" svg:x="26.833cm" svg:y="8.966cm">
          <draw:glue-point draw:id="4" svg:x="-2.499cm" svg:y="-4.852cm"/>
          <text:p text:style-name="P1">Vehicle </text:p>
          <text:p text:style-name="P1">Auxiliary</text:p>
          <text:p text:style-name="P1"><text:s/>Loads</text:p>
        </draw:rect>
        <draw:rect draw:style-name="gr1" draw:text-style-name="P1" draw:id="id3" draw:layer="layout" svg:width="3.333cm" svg:height="2.333cm" svg:x="22.4cm" svg:y="8.966cm">
          <draw:glue-point draw:id="4" svg:x="-2.7cm" svg:y="-4.997cm"/>
          <text:p text:style-name="P1">Propulsion</text:p>
          <text:p text:style-name="P1">Motor &amp;</text:p>
          <text:p text:style-name="P1">Controller</text:p>
        </draw:rect>
        <draw:line draw:style-name="gr3" draw:text-style-name="P1" draw:layer="layout" svg:x1="25.5cm" svg:y1="15.3cm" svg:x2="26.5cm" svg:y2="15.3cm">
          <text:p/>
        </draw:line>
        <draw:line draw:style-name="gr4" draw:text-style-name="P1" draw:layer="layout" svg:x1="25.5cm" svg:y1="16.3cm" svg:x2="26.5cm" svg:y2="16.3cm">
          <text:p/>
        </draw:line>
        <draw:frame draw:style-name="gr5" draw:layer="layout" svg:width="4.667cm" svg:height="1.25cm" svg:x="26.566cm" svg:y="14.733cm">
          <draw:text-box>
            <text:p>Electrical bus</text:p>
          </draw:text-box>
        </draw:frame>
        <draw:frame draw:style-name="gr5" draw:layer="layout" svg:width="4.667cm" svg:height="1.25cm" svg:x="26.566cm" svg:y="15.716cm">
          <draw:text-box>
            <text:p>Signal bus</text:p>
          </draw:text-box>
        </draw:frame>
        <draw:rect draw:style-name="gr1" draw:text-style-name="P1" draw:id="id4" draw:layer="layout" svg:width="3.333cm" svg:height="2.333cm" svg:x="4.033cm" svg:y="8.966cm">
          <text:p text:style-name="P1">Stack</text:p>
        </draw:rect>
        <draw:rect draw:style-name="gr1" draw:text-style-name="P1" draw:id="id5" draw:layer="layout" svg:width="3.334cm" svg:height="2.333cm" svg:x="8.4cm" svg:y="8.966cm">
          <draw:glue-point draw:id="4" svg:x="2.297cm" svg:y="-4.852cm"/>
          <text:p text:style-name="P1">FC System</text:p>
          <text:p text:style-name="P1">Auxiliary</text:p>
          <text:p text:style-name="P1">Loads</text:p>
        </draw:rect>
        <draw:rect draw:style-name="gr1" draw:text-style-name="P1" draw:id="id6" draw:layer="layout" svg:width="3.333cm" svg:height="2.333cm" svg:x="12.766cm" svg:y="8.967cm">
          <draw:glue-point draw:id="4" svg:x="-2.598cm" svg:y="-4.997cm"/>
          <draw:glue-point draw:id="5" svg:x="2.4cm" svg:y="-4.997cm"/>
          <draw:glue-point draw:id="6" svg:x="-2.598cm" svg:y="5.006cm"/>
          <draw:glue-point draw:id="7" svg:x="2.4cm" svg:y="5.006cm"/>
          <text:p text:style-name="P1">DC/DC</text:p>
        </draw:rect>
        <draw:connector draw:style-name="gr6" draw:text-style-name="P1" draw:layer="layout" svg:x1="16.099cm" svg:y1="6.132cm" svg:x2="18cm" svg:y2="6.132cm" draw:start-shape="id1" draw:start-glue-point="1" draw:end-shape="id2" draw:end-glue-point="3" svg:d="m16099 6132h1901">
          <text:p/>
        </draw:connector>
        <draw:connector draw:style-name="gr6" draw:text-style-name="P1" draw:layer="layout" svg:x1="23.167cm" svg:y1="8.967cm" svg:x2="21.333cm" svg:y2="6.132cm" draw:start-shape="id3" draw:start-glue-point="4" draw:end-shape="id2" draw:end-glue-point="1" svg:d="m23167 8967v-2835h-1834">
          <text:p/>
        </draw:connector>
        <draw:connector draw:style-name="gr7" draw:text-style-name="P1" draw:layer="layout" svg:x1="5.699cm" svg:y1="8.966cm" svg:x2="10.067cm" svg:y2="8.966cm" draw:start-shape="id4" draw:start-glue-point="0" draw:end-shape="id5" draw:end-glue-point="0" svg:d="m5699 8966v-525h4368v525">
          <text:p/>
        </draw:connector>
        <draw:connector draw:style-name="gr7" draw:text-style-name="P1" draw:layer="layout" svg:x1="13.567cm" svg:y1="8.968cm" svg:x2="10.067cm" svg:y2="8.966cm" draw:start-shape="id6" draw:start-glue-point="4" draw:end-shape="id5" draw:end-glue-point="0" svg:d="m13567 8968v-527h-3500v525">
          <text:p/>
        </draw:connector>
        <draw:connector draw:style-name="gr7" draw:text-style-name="P1" draw:layer="layout" svg:x1="15.231cm" svg:y1="8.968cm" svg:x2="19.666cm" svg:y2="8.966cm" draw:start-shape="id6" draw:start-glue-point="5" draw:end-shape="id7" draw:end-glue-point="0" svg:d="m15231 8968v-527h4435v525">
          <text:p/>
        </draw:connector>
        <draw:connector draw:style-name="gr7" draw:text-style-name="P1" draw:layer="layout" svg:x1="14.432cm" svg:y1="11.3cm" svg:x2="10.067cm" svg:y2="11.299cm" draw:start-shape="id6" draw:start-glue-point="2" draw:end-shape="id5" draw:end-glue-point="2" svg:d="m14432 11300v525h-4365v-526">
          <text:p/>
        </draw:connector>
        <draw:connector draw:style-name="gr7" draw:text-style-name="P1" draw:layer="layout" svg:x1="19.666cm" svg:y1="8.966cm" svg:x2="24.066cm" svg:y2="8.966cm" draw:start-shape="id7" draw:start-glue-point="0" draw:end-shape="id3" svg:d="m19666 8966v-525h4400v525">
          <text:p/>
        </draw:connector>
        <draw:connector draw:style-name="gr7" draw:text-style-name="P1" draw:layer="layout" svg:x1="28.499cm" svg:y1="8.966cm" svg:x2="24.066cm" svg:y2="8.966cm" draw:start-shape="id8" draw:start-glue-point="0" draw:end-shape="id3" draw:end-glue-point="0" svg:d="m28499 8966v-525h-4433v525">
          <text:p/>
        </draw:connector>
        <draw:connector draw:style-name="gr7" draw:text-style-name="P1" draw:layer="layout" svg:x1="28.499cm" svg:y1="11.299cm" svg:x2="24.066cm" svg:y2="11.299cm" draw:start-shape="id8" draw:start-glue-point="2" draw:end-shape="id3" draw:end-glue-point="2" svg:d="m28499 11299v525h-4433v-525">
          <text:p/>
        </draw:connector>
        <draw:connector draw:style-name="gr7" draw:text-style-name="P1" draw:layer="layout" svg:x1="24.066cm" svg:y1="11.299cm" svg:x2="19.666cm" svg:y2="11.299cm" draw:start-shape="id3" draw:start-glue-point="2" draw:end-shape="id7" svg:d="m24066 11299v525h-4400v-525">
          <text:p/>
        </draw:connector>
        <draw:connector draw:style-name="gr7" draw:text-style-name="P1" draw:layer="layout" svg:x1="19.666cm" svg:y1="11.299cm" svg:x2="14.432cm" svg:y2="11.3cm" draw:start-shape="id7" draw:start-glue-point="2" draw:end-shape="id6" draw:end-glue-point="2" svg:d="m19666 11299v526h-5234v-525">
          <text:p/>
        </draw:connector>
        <draw:connector draw:style-name="gr7" draw:text-style-name="P1" draw:layer="layout" svg:x1="10.067cm" svg:y1="11.299cm" svg:x2="5.699cm" svg:y2="11.299cm" draw:start-shape="id5" draw:start-glue-point="2" draw:end-shape="id4" svg:d="m10067 11299v525h-4368v-525">
          <text:p/>
        </draw:connector>
        <draw:connector draw:style-name="gr6" draw:text-style-name="P1" draw:layer="layout" svg:x1="14.432cm" svg:y1="7.299cm" svg:x2="14.432cm" svg:y2="8.967cm" draw:start-shape="id1" draw:start-glue-point="2" draw:end-shape="id6" draw:end-glue-point="0" svg:d="m14432 7299v1668">
          <text:p/>
        </draw:connector>
        <draw:connector draw:style-name="gr6" draw:text-style-name="P1" draw:layer="layout" svg:x1="27.667cm" svg:y1="9.001cm" svg:x2="21.333cm" svg:y2="6.132cm" draw:start-shape="id8" draw:start-glue-point="4" draw:end-shape="id2" draw:end-glue-point="1" svg:d="m27667 9001v-2869h-6334">
          <text:p/>
        </draw:connector>
        <draw:connector draw:style-name="gr6" draw:text-style-name="P1" draw:layer="layout" svg:x1="12.766cm" svg:y1="6.132cm" svg:x2="10.832cm" svg:y2="9.001cm" draw:start-shape="id1" draw:start-glue-point="3" draw:end-shape="id5" draw:end-glue-point="4" svg:d="m12766 6132h-1934v2869">
          <text:p/>
        </draw:connector>
        <draw:rect draw:style-name="gr8" draw:text-style-name="P1" draw:layer="layout" svg:width="6cm" svg:height="2.333cm" svg:x="25cm" svg:y="14.633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" draw:style="rect" draw:dots1="1" draw:dots1-length="0.2cm" draw:dots2="1" draw:dots2-length="0.2cm" draw:distance="0.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evin Davies</meta:initial-creator>
    <meta:creation-date>2010-03-17T16:48:42</meta:creation-date>
    <meta:generator>OpenOffice.org/3.2$Linux OpenOffice.org_project/320m18$Build-9502</meta:generator>
    <dc:date>2010-09-09T05:19:27</dc:date>
    <dc:creator>Kevin Davies</dc:creator>
    <meta:editing-duration>PT14H28M12S</meta:editing-duration>
    <meta:editing-cycles>18</meta:editing-cycles>
    <meta:document-statistic meta:object-count="30"/>
  </office:meta>
</office:document-meta>
</file>